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E0000004B0DAE62D6D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6.146cm" svg:height="20.234cm" draw:z-index="0"><draw:image xlink:href="Pictures/10000000000004E0000004B0DAE62D6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15:04:28.11</meta:creation-date>
    <dc:date>2013-06-03T15:08:02.62</dc:date>
    <meta:editing-duration>PT3M34S</meta:editing-duration>
    <meta:editing-cycles>2</meta:editing-cycles>
    <meta:generator>OpenOffice.org/3.4.1$Win32 OpenOffice.org_project/341m1$Build-9593</meta:generator>
    <meta:print-date>2013-06-03T15:06:03.87</meta:print-date>
    <meta:document-statistic meta:table-count="0" meta:image-count="1" meta:object-count="0" meta:page-count="1" meta:paragraph-count="0" meta:word-count="0" meta:character-count="0"/>
  </office:meta>
</office:document-meta>
</file>